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dentialImpl.isDen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Impl.setMetho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dentialImpl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edentialImpl.CredentialImpl( Accreditable accreditable , Role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edentialImpl.isGran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Impl.get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Impl.getAccred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Impl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